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1813" officeooo:paragraph-rsid="00121813"/>
    </style:style>
    <style:style style:name="P2" style:family="paragraph" style:parent-style-name="Standard">
      <style:paragraph-properties fo:text-align="end" style:justify-single-word="false"/>
      <style:text-properties officeooo:rsid="00121813" officeooo:paragraph-rsid="00121813"/>
    </style:style>
    <style:style style:name="P3" style:family="paragraph" style:parent-style-name="Standard">
      <style:paragraph-properties fo:text-align="center" style:justify-single-word="false"/>
      <style:text-properties officeooo:rsid="00121813" officeooo:paragraph-rsid="00121813"/>
    </style:style>
    <style:style style:name="P4" style:family="paragraph" style:parent-style-name="Standard">
      <style:paragraph-properties fo:text-align="start" style:justify-single-word="false"/>
      <style:text-properties officeooo:rsid="00121813" officeooo:paragraph-rsid="00121813"/>
    </style:style>
    <style:style style:name="P5" style:family="paragraph" style:parent-style-name="Standard">
      <style:paragraph-properties fo:line-height="150%" fo:text-align="justify" style:justify-single-word="false"/>
      <style:text-properties officeooo:rsid="00121813" officeooo:paragraph-rsid="00121813"/>
    </style:style>
    <style:style style:name="P6" style:family="paragraph" style:parent-style-name="Standard">
      <style:paragraph-properties fo:text-align="justify" style:justify-single-word="false"/>
      <style:text-properties officeooo:rsid="00121813" officeooo:paragraph-rsid="00121813"/>
    </style:style>
    <style:style style:name="P7" style:family="paragraph" style:parent-style-name="Standard">
      <style:paragraph-properties fo:text-align="justify" style:justify-single-word="false"/>
      <style:text-properties officeooo:rsid="00121813" officeooo:paragraph-rsid="0012a945"/>
    </style:style>
    <style:style style:name="P8" style:family="paragraph" style:parent-style-name="Standard">
      <style:paragraph-properties fo:line-height="150%" fo:text-align="justify" style:justify-single-word="false"/>
      <style:text-properties officeooo:rsid="0012a945" officeooo:paragraph-rsid="0012a945"/>
    </style:style>
    <style:style style:name="P9" style:family="paragraph" style:parent-style-name="Standard">
      <style:paragraph-properties fo:text-align="justify" style:justify-single-word="false"/>
      <style:text-properties officeooo:rsid="0012a945" officeooo:paragraph-rsid="0012a945"/>
    </style:style>
    <style:style style:name="P10" style:family="paragraph" style:parent-style-name="Standard">
      <style:paragraph-properties fo:text-align="justify" style:justify-single-word="false"/>
      <style:text-properties officeooo:rsid="0013dc0a" officeooo:paragraph-rsid="0013dc0a"/>
    </style:style>
    <style:style style:name="P11" style:family="paragraph" style:parent-style-name="Standard">
      <style:paragraph-properties fo:text-align="start" style:justify-single-word="false"/>
      <style:text-properties fo:font-weight="bold" officeooo:rsid="00121813" officeooo:paragraph-rsid="00121813" style:font-weight-asian="bold" style:font-weight-complex="bold"/>
    </style:style>
    <style:style style:name="P12" style:family="paragraph" style:parent-style-name="Standard">
      <style:paragraph-properties fo:text-align="justify" style:justify-single-word="false"/>
      <style:text-properties fo:font-weight="bold" officeooo:rsid="0012a945" officeooo:paragraph-rsid="0012a945" style:font-weight-asian="bold" style:font-weight-complex="bold"/>
    </style:style>
    <style:style style:name="P13" style:family="paragraph" style:parent-style-name="Standard">
      <style:paragraph-properties fo:text-align="justify" style:justify-single-word="false"/>
      <style:text-properties fo:font-weight="bold" officeooo:rsid="0013dc0a" officeooo:paragraph-rsid="0013dc0a" style:font-weight-asian="bold" style:font-weight-complex="bold"/>
    </style:style>
    <style:style style:name="P14" style:family="paragraph" style:parent-style-name="Standard">
      <style:paragraph-properties fo:text-align="justify" style:justify-single-word="false"/>
      <style:text-properties fo:font-weight="bold" officeooo:rsid="00140a7a" officeooo:paragraph-rsid="00140a7a" style:font-weight-asian="bold" style:font-weight-complex="bold"/>
    </style:style>
    <style:style style:name="P15" style:family="paragraph" style:parent-style-name="Standard">
      <style:paragraph-properties fo:text-align="justify" style:justify-single-word="false"/>
      <style:text-properties fo:font-weight="bold" officeooo:rsid="001d5599" officeooo:paragraph-rsid="001d5599" style:font-weight-asian="bold" style:font-weight-complex="bold"/>
    </style:style>
    <style:style style:name="P16" style:family="paragraph" style:parent-style-name="Standard">
      <style:paragraph-properties fo:text-align="center" style:justify-single-word="false"/>
      <style:text-properties fo:font-size="13pt" fo:font-weight="bold" officeooo:rsid="00121813" officeooo:paragraph-rsid="00121813" style:font-size-asian="13pt" style:font-weight-asian="bold" style:font-size-complex="13pt" style:font-weight-complex="bold"/>
    </style:style>
    <style:style style:name="P17" style:family="paragraph" style:parent-style-name="Standard">
      <style:paragraph-properties fo:text-align="justify" style:justify-single-word="false"/>
      <style:text-properties officeooo:rsid="00140a7a" officeooo:paragraph-rsid="00140a7a"/>
    </style:style>
    <style:style style:name="P18" style:family="paragraph" style:parent-style-name="Standard">
      <style:paragraph-properties fo:text-align="justify" style:justify-single-word="false"/>
      <style:text-properties officeooo:rsid="0014a23a" officeooo:paragraph-rsid="0014a23a"/>
    </style:style>
    <style:style style:name="P19" style:family="paragraph" style:parent-style-name="Standard">
      <style:paragraph-properties fo:line-height="150%" fo:text-align="justify" style:justify-single-word="false"/>
      <style:text-properties officeooo:rsid="00168b8c" officeooo:paragraph-rsid="00168b8c"/>
    </style:style>
    <style:style style:name="P20" style:family="paragraph" style:parent-style-name="Standard">
      <style:paragraph-properties fo:line-height="100%" fo:text-align="justify" style:justify-single-word="false"/>
      <style:text-properties officeooo:rsid="00168b8c" officeooo:paragraph-rsid="00168b8c"/>
    </style:style>
    <style:style style:name="P21" style:family="paragraph" style:parent-style-name="Standard">
      <style:paragraph-properties fo:text-align="justify" style:justify-single-word="false"/>
      <style:text-properties officeooo:rsid="00168b8c" officeooo:paragraph-rsid="00168b8c"/>
    </style:style>
    <style:style style:name="P22" style:family="paragraph" style:parent-style-name="Standard">
      <style:paragraph-properties fo:text-align="justify" style:justify-single-word="false"/>
      <style:text-properties officeooo:rsid="00173002" officeooo:paragraph-rsid="00173002"/>
    </style:style>
    <style:style style:name="P23" style:family="paragraph" style:parent-style-name="Standard">
      <style:paragraph-properties fo:line-height="100%" fo:text-align="justify" style:justify-single-word="false"/>
      <style:text-properties officeooo:rsid="001ae3d3" officeooo:paragraph-rsid="001ae3d3"/>
    </style:style>
    <style:style style:name="P24" style:family="paragraph" style:parent-style-name="Standard">
      <style:paragraph-properties fo:line-height="100%" fo:text-align="justify" style:justify-single-word="false"/>
      <style:text-properties officeooo:rsid="001ae3d3" officeooo:paragraph-rsid="001b7cd6"/>
    </style:style>
    <style:style style:name="P25" style:family="paragraph" style:parent-style-name="Standard">
      <style:paragraph-properties fo:text-align="justify" style:justify-single-word="false"/>
      <style:text-properties officeooo:rsid="001ae3d3" officeooo:paragraph-rsid="001ae3d3"/>
    </style:style>
    <style:style style:name="P26" style:family="paragraph" style:parent-style-name="Standard">
      <style:paragraph-properties fo:text-align="justify" style:justify-single-word="false"/>
      <style:text-properties officeooo:rsid="001d5599" officeooo:paragraph-rsid="001d5599"/>
    </style:style>
    <style:style style:name="P27" style:family="paragraph" style:parent-style-name="Standard">
      <style:paragraph-properties fo:margin-top="0cm" fo:margin-bottom="0cm" loext:contextual-spacing="false" fo:line-height="150%" fo:text-align="justify" style:justify-single-word="false"/>
      <style:text-properties officeooo:rsid="0012a945" officeooo:paragraph-rsid="0012a945"/>
    </style:style>
    <style:style style:name="P28" style:family="paragraph" style:parent-style-name="Standard">
      <style:paragraph-properties fo:text-align="justify" style:justify-single-word="false"/>
      <style:text-properties officeooo:rsid="0012a945" officeooo:paragraph-rsid="0012a945"/>
    </style:style>
    <style:style style:name="P29" style:family="paragraph" style:parent-style-name="Standard">
      <style:paragraph-properties fo:line-height="100%" fo:text-align="justify" style:justify-single-word="false"/>
      <style:text-properties officeooo:rsid="001ae3d3" officeooo:paragraph-rsid="00168b8c"/>
    </style:style>
    <style:style style:name="P30" style:family="paragraph" style:parent-style-name="Standard">
      <style:paragraph-properties fo:text-align="justify" style:justify-single-word="false"/>
      <style:text-properties officeooo:rsid="001d5599" officeooo:paragraph-rsid="001d5599"/>
    </style:style>
    <style:style style:name="P31" style:family="paragraph" style:parent-style-name="Standard">
      <style:paragraph-properties fo:text-align="justify" style:justify-single-word="false"/>
      <style:text-properties officeooo:rsid="001f28d0" officeooo:paragraph-rsid="00202247"/>
    </style:style>
    <style:style style:name="P32" style:family="paragraph" style:parent-style-name="Standard">
      <style:paragraph-properties fo:text-align="justify" style:justify-single-word="false"/>
      <style:text-properties officeooo:rsid="0014a23a" officeooo:paragraph-rsid="0014a23a"/>
    </style:style>
    <style:style style:name="P33" style:family="paragraph" style:parent-style-name="Standard">
      <style:paragraph-properties fo:text-align="start" style:justify-single-word="false"/>
      <style:text-properties officeooo:rsid="00202247" officeooo:paragraph-rsid="00202247"/>
    </style:style>
    <style:style style:name="P34" style:family="paragraph" style:parent-style-name="Standard">
      <style:paragraph-properties fo:text-align="justify" style:justify-single-word="false"/>
      <style:text-properties officeooo:rsid="00202247" officeooo:paragraph-rsid="00202247"/>
    </style:style>
    <style:style style:name="P35" style:family="paragraph" style:parent-style-name="Standard">
      <style:paragraph-properties fo:text-align="justify" style:justify-single-word="false"/>
      <style:text-properties officeooo:rsid="00202247" officeooo:paragraph-rsid="00225f8b"/>
    </style:style>
    <style:style style:name="P36" style:family="paragraph" style:parent-style-name="Standard">
      <style:paragraph-properties fo:text-align="start" style:justify-single-word="false"/>
      <style:text-properties officeooo:paragraph-rsid="00202247"/>
    </style:style>
    <style:style style:name="P37" style:family="paragraph" style:parent-style-name="Standard">
      <style:paragraph-properties fo:text-align="justify" style:justify-single-word="false"/>
      <style:text-properties style:font-name="Liberation Serif" fo:font-size="12pt" officeooo:rsid="001f28d0" officeooo:paragraph-rsid="00202247" style:font-size-asian="12pt" style:font-size-complex="12pt"/>
    </style:style>
    <style:style style:name="P38" style:family="paragraph" style:parent-style-name="Standard">
      <style:paragraph-properties fo:text-align="justify" style:justify-single-word="false"/>
      <style:text-properties style:font-name="Liberation Serif" fo:font-size="12pt" fo:font-style="italic" fo:font-weight="normal" officeooo:rsid="001f28d0" officeooo:paragraph-rsid="00202247" style:font-size-asian="12pt" style:font-style-asian="italic" style:font-weight-asian="normal" style:font-size-complex="12pt" style:font-style-complex="italic" style:font-weight-complex="normal"/>
    </style:style>
    <style:style style:name="P39" style:family="paragraph" style:parent-style-name="Standard">
      <style:paragraph-properties fo:text-align="justify" style:justify-single-word="false"/>
      <style:text-properties style:font-name="Liberation Serif" fo:font-style="italic" fo:font-weight="normal" officeooo:rsid="001f28d0" officeooo:paragraph-rsid="00202247" style:font-style-asian="italic" style:font-weight-asian="normal" style:font-style-complex="italic" style:font-weight-complex="normal"/>
    </style:style>
    <style:style style:name="P40" style:family="paragraph" style:parent-style-name="Standard">
      <style:paragraph-properties fo:text-align="start" style:justify-single-word="false"/>
      <style:text-properties officeooo:rsid="0021b116" officeooo:paragraph-rsid="0021b116"/>
    </style:style>
    <style:style style:name="P41" style:family="paragraph" style:parent-style-name="Standard">
      <style:paragraph-properties fo:text-align="justify" style:justify-single-word="false"/>
      <style:text-properties officeooo:rsid="00225f8b" officeooo:paragraph-rsid="00225f8b"/>
    </style:style>
    <style:style style:name="P42" style:family="paragraph" style:parent-style-name="Standard">
      <style:paragraph-properties fo:text-align="start" style:justify-single-word="false"/>
      <style:text-properties officeooo:rsid="00230798" officeooo:paragraph-rsid="00230798"/>
    </style:style>
    <style:style style:name="P43" style:family="paragraph" style:parent-style-name="Standard">
      <style:paragraph-properties fo:text-align="start" style:justify-single-word="false"/>
      <style:text-properties fo:font-size="12pt" fo:font-weight="bold" officeooo:rsid="00202247" officeooo:paragraph-rsid="00202247" style:font-size-asian="12pt" style:font-weight-asian="bold" style:font-size-complex="12pt" style:font-weight-complex="bold"/>
    </style:style>
    <style:style style:name="P44" style:family="paragraph" style:parent-style-name="Standard">
      <style:paragraph-properties fo:text-align="start" style:justify-single-word="false"/>
      <style:text-properties fo:font-weight="bold" officeooo:rsid="00236b4c" officeooo:paragraph-rsid="00236b4c" style:font-weight-asian="bold" style:font-weight-complex="bold"/>
    </style:style>
    <style:style style:name="P45" style:family="paragraph" style:parent-style-name="Standard">
      <style:paragraph-properties fo:text-align="justify" style:justify-single-word="false"/>
      <style:text-properties fo:font-weight="bold" officeooo:rsid="00236b4c" officeooo:paragraph-rsid="00236b4c" style:font-weight-asian="bold" style:font-weight-complex="bold"/>
    </style:style>
    <style:style style:name="P46" style:family="paragraph" style:parent-style-name="Standard">
      <style:paragraph-properties fo:text-align="start" style:justify-single-word="false"/>
      <style:text-properties fo:font-weight="bold" officeooo:rsid="0025a0fa" officeooo:paragraph-rsid="0025a0fa" style:font-weight-asian="bold" style:font-weight-complex="bold"/>
    </style:style>
    <style:style style:name="P47" style:family="paragraph" style:parent-style-name="Standard">
      <style:paragraph-properties fo:text-align="start" style:justify-single-word="false"/>
      <style:text-properties fo:font-weight="bold" officeooo:rsid="0025a0fa" officeooo:paragraph-rsid="00273090" style:font-weight-asian="bold" style:font-weight-complex="bold"/>
    </style:style>
    <style:style style:name="P48" style:family="paragraph" style:parent-style-name="Standard">
      <style:paragraph-properties fo:text-align="start" style:justify-single-word="false"/>
      <style:text-properties fo:font-weight="bold" officeooo:rsid="00279652" officeooo:paragraph-rsid="00279652" style:font-weight-asian="bold" style:font-weight-complex="bold"/>
    </style:style>
    <style:style style:name="P49" style:family="paragraph" style:parent-style-name="Standard">
      <style:paragraph-properties fo:text-align="justify" style:justify-single-word="false"/>
      <style:text-properties fo:font-weight="normal" officeooo:rsid="00236b4c" officeooo:paragraph-rsid="0023c4d1" style:font-weight-asian="normal" style:font-weight-complex="normal"/>
    </style:style>
    <style:style style:name="P50" style:family="paragraph" style:parent-style-name="Standard">
      <style:paragraph-properties fo:text-align="start" style:justify-single-word="false"/>
      <style:text-properties fo:font-weight="normal" officeooo:rsid="0025a0fa" officeooo:paragraph-rsid="0025a0fa" style:font-weight-asian="normal" style:font-weight-complex="normal"/>
    </style:style>
    <style:style style:name="P51" style:family="paragraph" style:parent-style-name="Standard">
      <style:paragraph-properties fo:text-align="start" style:justify-single-word="false"/>
      <style:text-properties fo:font-weight="normal" officeooo:rsid="0025a0fa" officeooo:paragraph-rsid="00273090" style:font-weight-asian="normal" style:font-weight-complex="normal"/>
    </style:style>
    <style:style style:name="P52" style:family="paragraph" style:parent-style-name="Standard">
      <style:paragraph-properties fo:text-align="start" style:justify-single-word="false"/>
      <style:text-properties officeooo:rsid="0025a0fa" officeooo:paragraph-rsid="0025a0fa"/>
    </style:style>
    <style:style style:name="P53" style:family="paragraph" style:parent-style-name="Standard">
      <style:paragraph-properties fo:text-align="start" style:justify-single-word="false"/>
      <style:text-properties fo:font-style="normal" fo:font-weight="normal" officeooo:rsid="00279652" officeooo:paragraph-rsid="00279652" style:font-style-asian="normal" style:font-weight-asian="normal" style:font-style-complex="normal" style:font-weight-complex="normal"/>
    </style:style>
    <style:style style:name="P54" style:family="paragraph" style:parent-style-name="Preformatted_20_Text">
      <style:paragraph-properties fo:text-align="justify" style:justify-single-word="false"/>
      <style:text-properties style:font-name="Liberation Serif" fo:font-size="12pt" fo:font-style="italic" officeooo:rsid="001f28d0" officeooo:paragraph-rsid="001f28d0" style:font-size-asian="12pt" style:font-style-asian="italic" style:font-size-complex="12pt" style:font-style-complex="italic"/>
    </style:style>
    <style:style style:name="P55" style:family="paragraph" style:parent-style-name="Preformatted_20_Text">
      <style:paragraph-properties fo:margin-top="0cm" fo:margin-bottom="0.499cm" loext:contextual-spacing="false" fo:text-align="justify" style:justify-single-word="false"/>
      <style:text-properties style:font-name="Liberation Serif" fo:font-size="12pt" officeooo:rsid="00202247" officeooo:paragraph-rsid="00202247" style:font-size-asian="12pt" style:font-size-complex="12pt"/>
    </style:style>
    <style:style style:name="P56" style:family="paragraph" style:parent-style-name="Preformatted_20_Text">
      <style:paragraph-properties fo:margin-top="0cm" fo:margin-bottom="0.499cm" loext:contextual-spacing="false" fo:text-align="justify" style:justify-single-word="false"/>
      <style:text-properties style:font-name="Liberation Serif" fo:font-size="12pt" fo:font-style="italic" style:font-size-asian="12pt" style:font-style-asian="italic" style:font-size-complex="12pt" style:font-style-complex="italic"/>
    </style:style>
    <style:style style:name="T1" style:family="text">
      <style:text-properties officeooo:rsid="0012a945"/>
    </style:style>
    <style:style style:name="T2" style:family="text">
      <style:text-properties officeooo:rsid="0013dc0a"/>
    </style:style>
    <style:style style:name="T3" style:family="text">
      <style:text-properties officeooo:rsid="00140a7a"/>
    </style:style>
    <style:style style:name="T4" style:family="text">
      <style:text-properties officeooo:rsid="0014a23a"/>
    </style:style>
    <style:style style:name="T5" style:family="text">
      <style:text-properties officeooo:rsid="00159b79"/>
    </style:style>
    <style:style style:name="T6" style:family="text">
      <style:text-properties officeooo:rsid="00168b8c"/>
    </style:style>
    <style:style style:name="T7" style:family="text">
      <style:text-properties officeooo:rsid="00173002"/>
    </style:style>
    <style:style style:name="T8" style:family="text">
      <style:text-properties officeooo:rsid="00185ffa"/>
    </style:style>
    <style:style style:name="T9" style:family="text">
      <style:text-properties officeooo:rsid="00198ab0"/>
    </style:style>
    <style:style style:name="T10" style:family="text">
      <style:text-properties officeooo:rsid="001b7cd6"/>
    </style:style>
    <style:style style:name="T11" style:family="text">
      <style:text-properties officeooo:rsid="001d5599"/>
    </style:style>
    <style:style style:name="T12" style:family="text">
      <style:text-properties officeooo:rsid="001f28d0"/>
    </style:style>
    <style:style style:name="T13" style:family="text">
      <style:text-properties officeooo:rsid="00202247"/>
    </style:style>
    <style:style style:name="T14" style:family="text">
      <style:text-properties fo:language="pl" fo:country="PL"/>
    </style:style>
    <style:style style:name="T15" style:family="text">
      <style:text-properties fo:font-weight="bold" style:font-weight-asian="bold" style:font-weight-complex="bold"/>
    </style:style>
    <style:style style:name="T16" style:family="text">
      <style:text-properties fo:font-weight="bold" officeooo:rsid="0021b116" style:font-weight-asian="bold" style:font-weight-complex="bold"/>
    </style:style>
    <style:style style:name="T17" style:family="text">
      <style:text-properties officeooo:rsid="0021b116"/>
    </style:style>
    <style:style style:name="T18" style:family="text">
      <style:text-properties fo:font-weight="normal" officeooo:rsid="0021b116" style:font-weight-asian="normal" style:font-weight-complex="normal"/>
    </style:style>
    <style:style style:name="T19" style:family="text">
      <style:text-properties fo:font-weight="normal" officeooo:rsid="00273090" style:font-weight-asian="normal" style:font-weight-complex="normal"/>
    </style:style>
    <style:style style:name="T20" style:family="text">
      <style:text-properties officeooo:rsid="00225f8b"/>
    </style:style>
    <style:style style:name="T21" style:family="text">
      <style:text-properties officeooo:rsid="00230798"/>
    </style:style>
    <style:style style:name="T22" style:family="text">
      <style:text-properties officeooo:rsid="0023c4d1"/>
    </style:style>
    <style:style style:name="T23" style:family="text">
      <style:text-properties officeooo:rsid="00273090"/>
    </style:style>
    <style:style style:name="T24" style:family="text">
      <style:text-properties officeooo:rsid="00279652"/>
    </style:style>
    <style:style style:name="T25" style:family="text">
      <style:text-properties officeooo:rsid="0028f21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leksandra Ojdana, 198842<text:tab/><text:tab/><text:tab/><text:tab/><text:tab/><text:tab/><text:tab/>Wrocław, 0<text:span text:style-name="T25">8</text:span>.04.2019</text:p>
      <text:p text:style-name="P1">PT-N-17</text:p>
      <text:p text:style-name="P2">Prowadzący: dr Piotr Patronik</text:p>
      <text:p text:style-name="P2"/>
      <text:p text:style-name="P16">Laboratorium Organizacja i Architektura Komputerów</text:p>
      <text:p text:style-name="P16">Podstawowe operacje arytmetyczne, I/O standardowego wejścia/wyjścia, zawartość stosu</text:p>
      <text:p text:style-name="P3"/>
      <text:p text:style-name="P4"/>
      <text:p text:style-name="P11">1.<text:tab/>Treść ćwiczenia</text:p>
      <text:p text:style-name="P11"/>
      <text:p text:style-name="P11">1.1<text:tab/>Zakres i program ćwiczenia</text:p>
      <text:p text:style-name="P4"/>
      <text:p text:style-name="P5"><text:tab/>Celem ćwiczenia była realizacja następujących programów <text:span text:style-name="T2">w języku asembler</text:span>:</text:p>
      <text:p text:style-name="P6"><text:tab/>- wykonującego podstawowe operacji arytmetycznych (dodawanie, odejmowanie, mnożenie, dzielenie) dla liczb o precyzji powyżej 64 bitów,<text:tab/></text:p>
      <text:p text:style-name="P6"><text:tab/>- <text:s/>drukującego na standardowe wyjście parametry swojego wywołania, w tym ścieżkę do programu oraz zawartość środowiska,</text:p>
      <text:p text:style-name="P6"><text:tab/>- <text:span text:style-name="T1">pobierający cyfry w systemie z bazą 16 o precyzji powyżej 64 bitów ze standardowego wyjścia oraz wyświetlający pobraną liczbę na standardowe wyjście,</text:span></text:p>
      <text:p text:style-name="P7"><text:tab/>- <text:span text:style-name="T1">pobierający cyfry w systemie z bazą 10 o precyzji powyżej 64 bitów ze standardowego</text:span></text:p>
      <text:p text:style-name="P9">wyjścia oraz wyświetlający pobraną liczbę na standardowe wyjście,</text:p>
      <text:p text:style-name="P7"><text:tab/>- <text:span text:style-name="T1">program wczytujący liczby z wykorzystaniem opcji: int $0x80, printf/scanf, podanych jako parametry programu.</text:span></text:p>
      <text:p text:style-name="P7"/>
      <text:p text:style-name="P9">W trakcie ćwiczeń obowiązywała znajomość poniżej wymienionych komend debuggera, które poza znajomością, należało również umieć zastosować.</text:p>
      <text:p text:style-name="P27">Wymagane komendy debuggera:</text:p>
      <text:p text:style-name="P9"><text:tab/>- dissassemble (w tym disassemble /r, disassemble _start, disassemble _start +10, itp.)</text:p>
      <text:p text:style-name="P9"><text:tab/>- breakpoint, delete, watch, condition</text:p>
      <text:p text:style-name="P9"><text:tab/>- step, stepi, next, nexti, cont, finish</text:p>
      <text:p text:style-name="P9"><text:tab/>- info registers, info all-registers, print, display</text:p>
      <text:p text:style-name="P9"><text:tab/>- x ( w tym x/Nbx adres, x /Nxf, x/Ni _start, itp.)</text:p>
      <text:p text:style-name="P9"><text:tab/>- dump (wraz z następującym wypisaniem zawartości przy użyciu programu hexdump -C)</text:p>
      <text:p text:style-name="P9"/>
      <text:p text:style-name="P8">Dodatkowo na ćwiczeniach wymagana była <text:span text:style-name="T2">umiejętność omówienia zagadnień dotyczących:</text:span></text:p>
      <text:p text:style-name="P9"><text:tab/>- <text:span text:style-name="T2">przekazywanie parametrów do funkcji bibliotecznych</text:span></text:p>
      <text:p text:style-name="P9"><text:tab/>- <text:span text:style-name="T2">zaprezentowania ramki stosu dla wywołania funkcji bibliotecznej, w tym przekazywania <text:tab/>parametrów, na poziomie gdb, z użyciem komendy x</text:span></text:p>
      <text:p text:style-name="P9"><text:tab/>- <text:span text:style-name="T5">zawartość stosu w momencie uruchomienia funkcji _start</text:span></text:p>
      <text:p text:style-name="P9"/>
      <text:p text:style-name="P9"/>
      <text:p text:style-name="P12">1.2 Zadania zrealizowane podczas ćwiczeń</text:p>
      <text:p text:style-name="P9"/>
      <text:p text:style-name="P9"><text:tab/>- program <text:span text:style-name="T2">wyświetlający w konsoli parametry swojego wywołania oraz zawartość <text:tab/>środowiska</text:span></text:p>
      <text:p text:style-name="P9"><text:tab/>- <text:span text:style-name="T2">program dodający liczby o precyzji powyżej 64 bitów</text:span></text:p>
      <text:p text:style-name="P9"><text:tab/>- <text:span text:style-name="T2">program odejmujący liczby o precyzji powyżej 64 bitów</text:span></text:p>
      <text:p text:style-name="P9"><text:tab/>- <text:span text:style-name="T2">poznanie oraz użycie obowiązujących komend debuggera</text:span></text:p>
      <text:p text:style-name="P9"><text:tab/>- <text:span text:style-name="T2">zapoznanie się z dodatkowymi zagadnieniami: przekazywanie parametrów do funkcji <text:tab/>bibliotecznych i prezentowanie ramki stosu na poziomie gdb</text:span></text:p>
      <text:p text:style-name="P9"><text:soft-page-break/></text:p>
      <text:p text:style-name="P9"/>
      <text:p text:style-name="P13">1.3 Zadania zrealizowane poza ćwiczeniami</text:p>
      <text:p text:style-name="P10"/>
      <text:p text:style-name="P10"><text:tab/>- program pobierający cyfry w bazie 16, ze standardowego wejścia i wypisujący je na <text:tab/>standardowe wyjście</text:p>
      <text:p text:style-name="P10"><text:tab/>- program pobierający cyfry w bazie 10, ze standardowego wejścia i wypisujący je na <text:tab/>standardowe wyjście</text:p>
      <text:p text:style-name="P10"><text:tab/>- program wczytujący liczby wykorzystujący printf/scanf</text:p>
      <text:p text:style-name="P10"><text:tab/>- <text:span text:style-name="T3">program wczytujący liczby podane jako parametry programu</text:span></text:p>
      <text:p text:style-name="P10"/>
      <text:p text:style-name="P10"/>
      <text:p text:style-name="P14">2 Przebieg ćwiczenia</text:p>
      <text:p text:style-name="P14"/>
      <text:p text:style-name="P14">2.1 <text:span text:style-name="T4">Zagadnienia teoretyczne</text:span></text:p>
      <text:p text:style-name="P17"/>
      <text:p text:style-name="P18">Przed przystąpieniem do realizacji programów zapoznano się z <text:span text:style-name="T6">teoretycznymi zagadnieniami opisanymi w punkcie 1.1.</text:span></text:p>
      <text:p text:style-name="P18"/>
      <text:p text:style-name="P19"><text:span text:style-name="T7">1. </text:span>Zawartość stosu w momencie uruchomienia funkcji _start.</text:p>
      <text:p text:style-name="P22"><text:tab/>W momencie uruchomienia funkcji _start na stosie znajdują się kolejno: ścieżka wykonywanego programu, parametry przekazane do programu, zmienne środowiskowe. Zawartość stosu sprawdzono empirycznie. </text:p>
      <text:p text:style-name="P22"/>
      <text:p text:style-name="P19"><text:span text:style-name="T7">2. </text:span>Wczytywanie cyfr ze standardowego wejścia i wyświetlanie ich na standardowe wyjście.</text:p>
      <text:p text:style-name="P22"><text:tab/>Liczby wczytane ze standardowego wejścia do bufora, wczytywane są jako znaki <text:span text:style-name="T9">ASCII</text:span> zapisane w systemie szesnastkowym. Przykładowo podając cyfrę ‘8’, której kod <text:span text:style-name="T9">ASCII</text:span> jest <text:span text:style-name="T8">równy 56 w systemie dziesiętnym, do bufora zostanie zapisana jego wartość w systemie szesnastkowym czyli 0x38. Zapis jednej cyfry odbywa się na jednym bajcie, zapisując do bufora liczbę np. 5678, pod kontrolą gdb można sprawdzić zawartość tego bufora np. poleceniem x/8bx adres_bufora → adres_bufora: 0x35 0x36 0x37 0x38 0x00 0x00 0x00 0x00. Chcą wykonać operację arytmetyczne na wczytywanych liczbach z konsoli, należy je najpierw przekształcić na jej odpowiednik w systemie szesnastkowym, w tym przypadku byłaby to wartość 0x162E. Dopiero na takiej liczbie można wykonać operację arytmetyczną. Następnie wynik takiej operacji przed wyświetleniem na ekranie należy przekształcić na reprezentację w kodzie ASCII. </text:span></text:p>
      <text:p text:style-name="P22"/>
      <text:p text:style-name="P19"><text:span text:style-name="T9">3. </text:span>Przekazywanie parametrów do funkcji bibliotecznych</text:p>
      <text:p text:style-name="P21"><text:tab/><text:span text:style-name="T9">Przekazywanie parametrów do funkcji bibliotecznych odbywa się w odwróconej kolejności tzn. ostatni parametr funkcji przekazuję się jako pierwszy poprzez wrzucenie jego wartości na stos poleceniem pop, pierwszy parametr funkcji przekazuje się jako ostatni. Przekazywanie parametrów do funkcji odbywa się poprzez umieszczanie ich na stosie, bezpośrednio przed wywołaniem funkcji. </text:span></text:p>
      <text:p text:style-name="P21"/>
      <text:p text:style-name="P21"><text:span text:style-name="T9">4. </text:span>Prezentacja ramki stosu dla wywołania funkcji bibliotecznej </text:p>
      <text:p text:style-name="P21"/>
      <text:p text:style-name="P19"><text:span text:style-name="T9">5. </text:span>Obowiązujące komendy debuggera</text:p>
      <text:p text:style-name="P20"><text:tab/><text:span text:style-name="T11">Opisy komend oraz sposób ich wykorzystania sprawdzano poleceniem help w debugerze.</text:span></text:p>
      <text:p text:style-name="P20"/>
      <text:p text:style-name="P29"><text:tab/>disasseble - wykonuje zrzut pamięci wczytanego programu w danym miejscu, po komendzie <text:tab/><text:tab/>podaje się nazwę funkcji lub adres w pamięci</text:p>
      <text:p text:style-name="P29"><text:tab/>flaga /r do disassemble - dodanie surowych instrukcji w systemie szesnastkowym</text:p>
      <text:p text:style-name="P29"><text:soft-page-break/><text:tab/>breakpoint - ustawienie w programie breakpointa, po poleceniu należy podać numer linii lub <text:tab/><text:tab/>nazwę funkcji</text:p>
      <text:p text:style-name="P29"><text:tab/>delete - usuwa wcześniej ustawione breakpointy</text:p>
      <text:p text:style-name="P29"><text:tab/>watch - ustawienie breakpointa na zmiennej, za każdym razem, gdy wartość zmiennej <text:tab/><text:tab/><text:tab/>zostanie zmieniona program się zatrzyma i wyświetli wartość zmiennej</text:p>
      <text:p text:style-name="P29"><text:tab/>condition – ustawia dla wskazanego breakpointa warunek, który musi zostać spełniony, gdy <text:tab/><text:tab/>program dojdzie do wskazanego breakpointa</text:p>
      <text:p text:style-name="P29"><text:tab/>step - po zatrzymaniu programu, funkcja step uruchamia następny krok programu, jeżeli jest <text:tab/><text:tab/>to funkcja to nie wchodzi do środka funkcji</text:p>
      <text:p text:style-name="P29"><text:tab/>stepi - <text:s/>tak samo jak step, z tym, że w przypadku trafienie na funkcję, wchodzi do niej</text:p>
      <text:p text:style-name="P29"><text:tab/>next – przejście programu do następnej linii, nie wchodzi do funkcji</text:p>
      <text:p text:style-name="P29"><text:tab/>nexti – przejście programu do następnej linii, wchodzi do funkcji</text:p>
      <text:p text:style-name="P29"><text:tab/>continue – kontynuuje debugowanie do następnego breakpointa, przerwania lub końca</text:p>
      <text:p text:style-name="P29"><text:tab/>finish – kończy debugowanie funkcji, w której się znajduje</text:p>
      <text:p text:style-name="P29"><text:tab/>info registers – wyświetla zawartość rejestrów</text:p>
      <text:p text:style-name="P29"><text:tab/>info all-registers – wyświetla zawartość rejestrów oraz flag</text:p>
      <text:p text:style-name="P29"><text:tab/>print – wyświetla zawartość pod wskazanym adresem</text:p>
      <text:p text:style-name="P29"><text:tab/>display – wyświetla zawartość pod wskazanym adresem, za każdym razem jak program się <text:tab/><text:tab/>zatrzyma</text:p>
      <text:p text:style-name="P23"><text:tab/>x/Nbx adres – <text:span text:style-name="T10">wyświetla zawartość danego adresu w formacie szesnastkowym, N <text:tab/><text:tab/><text:tab/>odpowiada liczbie wyświetlonych bajtów</text:span></text:p>
      <text:p text:style-name="P24"><text:tab/>x/Nwf - <text:span text:style-name="T10">wyświetla zawartość danego adresu w formacie float, N odpowiada liczbie słów <text:tab/><text:tab/>maszynowych</text:span></text:p>
      <text:p text:style-name="P24"><text:tab/>x/Ni - <text:span text:style-name="T10">wyświetla zawartość danego adresu w formie instrukcji</text:span></text:p>
      <text:p text:style-name="P23"><text:tab/>dump – <text:span text:style-name="T10">wykonuje zrzut pamięci i zapisuje jej zawartość od wskazanego pliku</text:span></text:p>
      <text:p text:style-name="P25"/>
      <text:p text:style-name="P21"/>
      <text:p text:style-name="P15">2.2 Uruchomienie programu</text:p>
      <text:p text:style-name="P26"/>
      <text:p text:style-name="P26"><text:tab/>Procedura uruchamiania <text:span text:style-name="T12">wszystkich </text:span>program<text:span text:style-name="T12">ów z wyjątkiem jednego wymagającego użycia funkcji bibliotecznych</text:span> odbyła się na takiej samej zasadzie jak podczas wykonywania ćwiczeń na poprzednich zajęciach, z wykorzystaniem pliku Makefile. Ta część ćwiczeń została opisana w sprawozdaniu do laboratorium „Podstawy uruchomienia programów asemblerowych na platformie Linux/x86”.</text:p>
      <text:p text:style-name="P31">Stworzono dwa programy wykorzystujące funkcję umieszczone w innym pliku niż program. Pierwszy z nich napisano w języku asembler NASM i wykorzystano standardowe biblioteki, drugi w notacji AT&amp;T z wykorzystaniem funkcji z własnych plików. D<text:span text:style-name="T13">rugi program z notacji AT&amp;T uruchomiono analogicznymi poleceń z makefile:</text:span></text:p>
      <text:p text:style-name="P39"><text:tab/>as --32 -g pr_sc.s -o pr_sc.o</text:p>
      <text:p text:style-name="P38"><text:tab/>ld -melf_i386 --o pr_sc pr_sc.o -lc</text:p>
      <text:p text:style-name="P37"><text:span text:style-name="T13">Do uruchomienia pierwszego napisanego w NASM</text:span> wykorzystano polecenia <text:span text:style-name="T13">[1]</text:span>:</text:p>
      <text:p text:style-name="P54"><text:tab/>nasm -f elf -o <text:span text:style-name="T17">pr_sc</text:span>.o <text:span text:style-name="T17">pr_sc</text:span>.asm</text:p>
      <text:p text:style-name="P56"><text:tab/>gcc -s -o <text:span text:style-name="T17">pr_sc</text:span> <text:span text:style-name="T17">pr_sc</text:span>.o</text:p>
      <text:p text:style-name="P55">Wcześniej wymagane było pobranie odpowiedniego kompilatora NASM.</text:p>
      <text:p text:style-name="P26"><text:span text:style-name="T15">2.3 Konstrukcja pliku źródłowego</text:span></text:p>
      <text:p text:style-name="P26"/>
      <text:p text:style-name="P34"><text:tab/>Konstrukcja plików źródłowych wyglądała podobnie jak w plikach źródłowych z poprzednich ćwiczeń. Wyjątek stanowiły pliki źródłowe do zadania z funkcjami bibliotecznymi. <text:span text:style-name="T17">Różni się on od pozostałych tym, że na początku wymagana jest dyrektywa .</text:span><text:span text:style-name="T16">include</text:span><text:span text:style-name="T18">[2]</text:span><text:span text:style-name="T17">, w której umieszcza się zewnętrzne pliki źródłowe lub dodaniem</text:span><text:span text:style-name="T16"> global printf/scanf</text:span><text:span text:style-name="T17"> w NASM [1]. </text:span><text:soft-page-break/><text:span text:style-name="T17">Dodatkowe rzeczy jakie pojawiły się w plikach źródłowych w tym ćwiczeniu, a nie występowały w ćwiczeniu poprzednim to:</text:span></text:p>
      <text:p text:style-name="P34"/>
      <text:p text:style-name="P35"><text:span text:style-name="T20">1. Dyrektywy [2]:</text:span></text:p>
      <text:p text:style-name="P35"><text:span text:style-name="T20"><text:s/><text:tab/>- .include: wskazanie sekcji zawierającej odniesienia do plików zewnętrznych</text:span></text:p>
      <text:p text:style-name="P34"><text:tab/>- .<text:span text:style-name="T20">bss: wskazanie sekcji zawierającej deklarację buforów</text:span></text:p>
      <text:p text:style-name="P34"><text:tab/>- .<text:span text:style-name="T20">space: deklarowanie miejsca w pamięci na bufor, należy podać długość w bajtach, <text:tab/><text:tab/>opcjonalnie wartości jakimi bufor zostanie domyślnie wypełniony</text:span></text:p>
      <text:p text:style-name="P34"><text:tab/>- .<text:span text:style-name="T20">long: deklarowanie miejsca w pamięci na wartość typu long, domyślnie 4 bajty</text:span></text:p>
      <text:p text:style-name="P35"><text:tab/>- .<text:span text:style-name="T20">type: oznaczenie typu wartości umieszczonej pod wskazaną etykietą</text:span></text:p>
      <text:p text:style-name="P35"><text:span text:style-name="T20">2. Funkcje [1]:</text:span></text:p>
      <text:p text:style-name="P35"><text:tab/>- <text:span text:style-name="T20">pop – umieszczenie wartości na stosie</text:span></text:p>
      <text:p text:style-name="P35"><text:tab/>- <text:span text:style-name="T20">push – pobranie wartości ze stosu</text:span></text:p>
      <text:p text:style-name="P35"><text:tab/>- <text:span text:style-name="T20">clc – zerowanie flagi przeniesienia</text:span></text:p>
      <text:p text:style-name="P35"><text:tab/>- <text:span text:style-name="T20">addcl – sumowanie wartości A i B i flagi CF</text:span></text:p>
      <text:p text:style-name="P35"><text:tab/>- <text:span text:style-name="T20">pushf – umieszczenie na stosie flag</text:span></text:p>
      <text:p text:style-name="P35"><text:tab/>- <text:span text:style-name="T20">popf – pobranie ze stosu wartości do flag</text:span></text:p>
      <text:p text:style-name="P35"><text:tab/>- <text:span text:style-name="T20">xor – wykonanie operacji xor na A i B</text:span></text:p>
      <text:p text:style-name="P35"><text:tab/>- <text:span text:style-name="T20">call – wywołanie funkcji</text:span></text:p>
      <text:p text:style-name="P41">3. Inne <text:span text:style-name="T21">[3]</text:span></text:p>
      <text:p text:style-name="P41"><text:tab/>- @function – <text:span text:style-name="T21">określenie typu jako funkcja</text:span></text:p>
      <text:p text:style-name="P18"/>
      <text:p text:style-name="P45">3. Wnioski</text:p>
      <text:p text:style-name="P45"/>
      <text:p text:style-name="P49"><text:tab/>Zaimplementowano poprawnie programy: drukujący na standardowe wyjście parametry swojego wywołania i zawartość środowiska, program dodający i program odejmujący liczby o dowolnej precyzji, program stanowiący wyjście\wejście do programów dodającego i odejmującego, a także program wczytujący liczby z wykorzystaniem funkcji printf i scanf i program wczytujący liczby podane jako parametry programu. Nie zrealizowano programu mnożącego/dzielącego liczby o dowolnej precyzji. </text:p>
      <text:p text:style-name="P49">Podczas realizacji zadań problemem okazało się wykorzystanie funkcji ze standardowych biblioteki Linuxa <text:span text:style-name="T22">(„linux.s”)</text:span>. Pomimo zastosowania się do zaleceń zawartych w książce „<text:span text:style-name="T21">Programming from the Ground Up” </text:span>w rozdziale <text:span text:style-name="T22">8 „Sharing Functions with Code Libraries” nie udało się napisać programu w notacji AT&amp;T wykorzystującego standardowe funkcję printf i scanf, dlatego zdecydowano się na rozwiązanie tego problemu poprzez napisanie programu w notacji NASM oraz napisanie własnej implementacji funkcji printf i scanf. </text:span></text:p>
      <text:p text:style-name="P45"/>
      <text:p text:style-name="P44"/>
      <text:p text:style-name="P43">4. Literatura</text:p>
      <text:p text:style-name="P33"/>
      <text:p text:style-name="P36"><text:span text:style-name="T13">1. „</text:span><text:bookmark text:name="firstHeading"/><text:span text:style-name="T14">Asembler x86/Łączenie z językami wysokiego poziomu/Funkcje zewnętrzne</text:span><text:span text:style-name="T13">”, https://pl.wikibooks.org, dnia 08.04.2019</text:span></text:p>
      <text:p text:style-name="P40">2. https://sourceware.org/binutils/docs-2.32/ld/index.html dn. 08.04.2019</text:p>
      <text:p text:style-name="P42">3. J. Bartlett “Programming from the Ground Up” GNU Free Documentation License</text:p>
      <text:p text:style-name="P42"/>
      <text:p text:style-name="P42"/>
      <text:p text:style-name="P42"/>
      <text:p text:style-name="P42"/>
      <text:p text:style-name="P42"/>
      <text:p text:style-name="P42"/>
      <text:p text:style-name="P42"/>
      <text:p text:style-name="P46"><text:soft-page-break/>1. Program drukujący na standardowe wyjście parametry swojego wywołania oraz zawartość środowiska.</text:p>
      <text:p text:style-name="P52"/>
      <text:p text:style-name="P52">EXIT =1</text:p>
      <text:p text:style-name="P52">WRITE =4</text:p>
      <text:p text:style-name="P52">STDOUT =1</text:p>
      <text:p text:style-name="P52">RETURN =0</text:p>
      <text:p text:style-name="P52"/>
      <text:p text:style-name="P52">.align 32</text:p>
      <text:p text:style-name="P52">.section .data</text:p>
      <text:p text:style-name="P52">new_line: .ascii "\n"</text:p>
      <text:p text:style-name="P52">new_line_len = . - new_line</text:p>
      <text:p text:style-name="P52"/>
      <text:p text:style-name="P52">.global _start</text:p>
      <text:p text:style-name="P52">_start:</text:p>
      <text:p text:style-name="P52">pop %ecx</text:p>
      <text:p text:style-name="P52">mov $8, %edx</text:p>
      <text:p text:style-name="P52">pop %ecx</text:p>
      <text:p text:style-name="P52">mov $STDOUT, %ebx</text:p>
      <text:p text:style-name="P52">mov $WRITE, %eax</text:p>
      <text:p text:style-name="P52">int $0x80</text:p>
      <text:p text:style-name="P52"/>
      <text:p text:style-name="P52">mov $new_line_len, %edx</text:p>
      <text:p text:style-name="P52">mov $new_line, %ecx</text:p>
      <text:p text:style-name="P52">mov $STDOUT, %ebx</text:p>
      <text:p text:style-name="P52">mov $WRITE, %eax</text:p>
      <text:p text:style-name="P52">int $0x80</text:p>
      <text:p text:style-name="P52"/>
      <text:p text:style-name="P52">pop %ecx</text:p>
      <text:p text:style-name="P52">mov $0, %edi</text:p>
      <text:p text:style-name="P52"/>
      <text:p text:style-name="P52">loop_start:</text:p>
      <text:p text:style-name="P52">cmpl $62, %edi</text:p>
      <text:p text:style-name="P52">je loop_end</text:p>
      <text:p text:style-name="P52">inc %edi</text:p>
      <text:p text:style-name="P52">mov $32, %edx</text:p>
      <text:p text:style-name="P52">pop %ecx</text:p>
      <text:p text:style-name="P52">mov $STDOUT, %ebx</text:p>
      <text:p text:style-name="P52">mov $WRITE, %eax</text:p>
      <text:p text:style-name="P52">int $0x80</text:p>
      <text:p text:style-name="P52">jmp loop_start</text:p>
      <text:p text:style-name="P52"/>
      <text:p text:style-name="P52">loop_end:</text:p>
      <text:p text:style-name="P52">mov $new_line_len, %edx</text:p>
      <text:p text:style-name="P52">mov $new_line, %ecx</text:p>
      <text:p text:style-name="P52">mov $STDOUT, %ebx</text:p>
      <text:p text:style-name="P52">mov $WRITE, %eax</text:p>
      <text:p text:style-name="P52">int $0x80</text:p>
      <text:p text:style-name="P52"/>
      <text:p text:style-name="P52">mov $RETURN, %ebx</text:p>
      <text:p text:style-name="P52">mov $EXIT, %eax</text:p>
      <text:p text:style-name="P52">int $0x80</text:p>
      <text:p text:style-name="P46"><text:soft-page-break/>2. Program dodający liczby o dowolnej precyzji</text:p>
      <text:p text:style-name="P52"/>
      <text:p text:style-name="P52">SYSEXIT = 1</text:p>
      <text:p text:style-name="P52">EXIT_SUCCESS = 0</text:p>
      <text:p text:style-name="P52">.data</text:p>
      <text:p text:style-name="P52">liczba1: .long 0xF1111111, 0xE2222222, 0x33333333, 0x04444444</text:p>
      <text:p text:style-name="P52">liczba2: .long 0x05555555, 0x44444444, 0x33333333, 0x0F222222</text:p>
      <text:p text:style-name="P52"/>
      <text:p text:style-name="P52">#Liczba iteracji pętli</text:p>
      <text:p text:style-name="P52">iterator = ((. - liczba1)/4)-1</text:p>
      <text:p text:style-name="P52">.global _start</text:p>
      <text:p text:style-name="P52">_start:</text:p>
      <text:p text:style-name="P52">#Zerowanie flagi przeniesienia</text:p>
      <text:p text:style-name="P52">clc</text:p>
      <text:p text:style-name="P52">#Ustawienie iteratora dla pętli</text:p>
      <text:p text:style-name="P52">movl $iterator, %ecx</text:p>
      <text:p text:style-name="P52"/>
      <text:p text:style-name="P52">loop:</text:p>
      <text:p text:style-name="P52">#Wpisanie liczb do rejestrów</text:p>
      <text:p text:style-name="P52">movl liczba1(,%ecx,4), %eax</text:p>
      <text:p text:style-name="P52">movl liczba2(,%ecx,4), %ebx</text:p>
      <text:p text:style-name="P52"/>
      <text:p text:style-name="P52">#Dodawanie adcl - sumuje A i B i flage CF</text:p>
      <text:p text:style-name="P52">adcl %ebx, %eax</text:p>
      <text:p text:style-name="P52"/>
      <text:p text:style-name="P52">#Wysłanie wyniku do stosu</text:p>
      <text:p text:style-name="P52">pushl %eax </text:p>
      <text:p text:style-name="P52"/>
      <text:p text:style-name="P52">pushf</text:p>
      <text:p text:style-name="P52"/>
      <text:p text:style-name="P52">#Zmniejszenie licznika pętli</text:p>
      <text:p text:style-name="P52">subl $1, %ecx</text:p>
      <text:p text:style-name="P52">cmp $0, %ecx</text:p>
      <text:p text:style-name="P52">jl last</text:p>
      <text:p text:style-name="P52">popf</text:p>
      <text:p text:style-name="P52">jmp loop</text:p>
      <text:p text:style-name="P52"/>
      <text:p text:style-name="P52">#Dopisanie 1 przy ostatnim przeniesieniu</text:p>
      <text:p text:style-name="P52">last:</text:p>
      <text:p text:style-name="P52">popf</text:p>
      <text:p text:style-name="P52">jnc end</text:p>
      <text:p text:style-name="P52">xor %edx, %edx</text:p>
      <text:p text:style-name="P52">movl $1, %edx</text:p>
      <text:p text:style-name="P52">pushl %edx</text:p>
      <text:p text:style-name="P52"/>
      <text:p text:style-name="P52">end:</text:p>
      <text:p text:style-name="P52">mov $SYSEXIT, %eax</text:p>
      <text:p text:style-name="P52">mov $EXIT_SUCCESS, %ebx</text:p>
      <text:p text:style-name="P52">int $0x80</text:p>
      <text:p text:style-name="P52"/>
      <text:p text:style-name="P52"/>
      <text:p text:style-name="P52"/>
      <text:p text:style-name="P46"><text:soft-page-break/>3. Program odejmujący liczby o dowolnej precyzji</text:p>
      <text:p text:style-name="P46"/>
      <text:p text:style-name="P50">SYSEXIT = 1</text:p>
      <text:p text:style-name="P50">EXIT_SUCCESS = 0</text:p>
      <text:p text:style-name="P50">.data</text:p>
      <text:p text:style-name="P50">liczba1: .long 0xF1111111, 0xE2222222, 0x33333333, 0x04444444</text:p>
      <text:p text:style-name="P50">liczba2: .long 0x15555555, 0x44444444, 0x33333333, 0x0F222222</text:p>
      <text:p text:style-name="P50"/>
      <text:p text:style-name="P50">iterator = ((. - liczba1)/4)-1</text:p>
      <text:p text:style-name="P50"/>
      <text:p text:style-name="P50">.global _start</text:p>
      <text:p text:style-name="P50">_start:</text:p>
      <text:p text:style-name="P50">#Wyczyszczenie flagi przeniesienia</text:p>
      <text:p text:style-name="P50">clc</text:p>
      <text:p text:style-name="P50"/>
      <text:p text:style-name="P50">#Ustawienie iteratora dla pętli</text:p>
      <text:p text:style-name="P50">movl $iterator, %ecx</text:p>
      <text:p text:style-name="P50"/>
      <text:p text:style-name="P50">pushf</text:p>
      <text:p text:style-name="P50"/>
      <text:p text:style-name="P50">loop:</text:p>
      <text:p text:style-name="P50">popf</text:p>
      <text:p text:style-name="P50"/>
      <text:p text:style-name="P50">#Wpisanie liczb do rejestrów</text:p>
      <text:p text:style-name="P50">movl liczba1(,%ecx,4), %eax</text:p>
      <text:p text:style-name="P50">movl liczba2(,%ecx,4), %ebx</text:p>
      <text:p text:style-name="P50"/>
      <text:p text:style-name="P50">#Odejmowanie</text:p>
      <text:p text:style-name="P50">sbbl %ebx, %eax</text:p>
      <text:p text:style-name="P50"/>
      <text:p text:style-name="P50">#Wysłanie wyniku do stosu</text:p>
      <text:p text:style-name="P50">pushl %eax</text:p>
      <text:p text:style-name="P50">pushf</text:p>
      <text:p text:style-name="P50"/>
      <text:p text:style-name="P50">#Zmniejszenie licznika pętli</text:p>
      <text:p text:style-name="P50">subl $1, %ecx</text:p>
      <text:p text:style-name="P50">cmp $0, %ecx</text:p>
      <text:p text:style-name="P50">jl last</text:p>
      <text:p text:style-name="P50">jmp loop</text:p>
      <text:p text:style-name="P50"/>
      <text:p text:style-name="P50">#Odjęcie 1 przy ostatniej pożyczce</text:p>
      <text:p text:style-name="P50">last:</text:p>
      <text:p text:style-name="P50">popf</text:p>
      <text:p text:style-name="P50">jnc end</text:p>
      <text:p text:style-name="P50">xor %eax, %eax</text:p>
      <text:p text:style-name="P50">subl $1,%eax</text:p>
      <text:p text:style-name="P50">pushl %eax</text:p>
      <text:p text:style-name="P50"/>
      <text:p text:style-name="P50">end:</text:p>
      <text:p text:style-name="P50">mov $SYSEXIT, %eax</text:p>
      <text:p text:style-name="P50">mov $EXIT_SUCCESS, %ebx</text:p>
      <text:p text:style-name="P50">int $0x80</text:p>
      <text:p text:style-name="P46"><text:soft-page-break/>4. Wejście/wyjście dla programów nr 2 i 3 liczb w bazie 10</text:p>
      <text:p text:style-name="P50">EXIT =1</text:p>
      <text:p text:style-name="P50">WRITE =4</text:p>
      <text:p text:style-name="P50">READ =3</text:p>
      <text:p text:style-name="P50">STDIN =0</text:p>
      <text:p text:style-name="P50">STDOUT =1</text:p>
      <text:p text:style-name="P50">RETURN =0</text:p>
      <text:p text:style-name="P50">BUFF_SIZE =100</text:p>
      <text:p text:style-name="P50"/>
      <text:p text:style-name="P50">.bss</text:p>
      <text:p text:style-name="P50">numberOnein: .space 100</text:p>
      <text:p text:style-name="P50">numberOneHex: .space 100</text:p>
      <text:p text:style-name="P50">numberTwoHex: .space 100</text:p>
      <text:p text:style-name="P50">numberTwoin: .space 100</text:p>
      <text:p text:style-name="P50"/>
      <text:p text:style-name="P50"/>
      <text:p text:style-name="P50">.data </text:p>
      <text:p text:style-name="P50">promptFirst: .ascii "Podaj pierwsza liczbe\n"</text:p>
      <text:p text:style-name="P50">promptFirst_len = . - promptFirst</text:p>
      <text:p text:style-name="P50">promptSecond: .ascii "Podaj druga liczbe\n"</text:p>
      <text:p text:style-name="P50">promptSecond_len = . - promptSecond</text:p>
      <text:p text:style-name="P50">wrong_format_text: .ascii "Niepoprawny format danych\n"</text:p>
      <text:p text:style-name="P50">wrong_format_text_len = . - wrong_format_text</text:p>
      <text:p text:style-name="P50">sumup: .ascii "Podane liczby to: "</text:p>
      <text:p text:style-name="P50">sumup_len = . - sumup</text:p>
      <text:p text:style-name="P50"/>
      <text:p text:style-name="P50">.global _start</text:p>
      <text:p text:style-name="P50">_start:</text:p>
      <text:p text:style-name="P50"/>
      <text:p text:style-name="P50">#"Podaj pierwsza liczbe"</text:p>
      <text:p text:style-name="P50">mov $promptFirst_len, %edx</text:p>
      <text:p text:style-name="P50">mov $promptFirst, %ecx</text:p>
      <text:p text:style-name="P50">mov $WRITE, %eax</text:p>
      <text:p text:style-name="P50">mov $STDOUT, %ebx</text:p>
      <text:p text:style-name="P50">int $0x80</text:p>
      <text:p text:style-name="P50"/>
      <text:p text:style-name="P50">#"Wprowadzanie pierwszej liczby"</text:p>
      <text:p text:style-name="P50">mov $numberOnein, %ecx</text:p>
      <text:p text:style-name="P50">mov $BUFF_SIZE, %edx</text:p>
      <text:p text:style-name="P50">mov $READ, %eax</text:p>
      <text:p text:style-name="P50">mov $STDIN, %ebx</text:p>
      <text:p text:style-name="P50">int $0x80</text:p>
      <text:p text:style-name="P50"/>
      <text:p text:style-name="P50">mov $0, %eax</text:p>
      <text:p text:style-name="P50">mov $0, %ebx</text:p>
      <text:p text:style-name="P50"/>
      <text:p text:style-name="P50">#Sprawdzenie formatu pierwszej liczby</text:p>
      <text:p text:style-name="P50">mov $0, %edi</text:p>
      <text:p text:style-name="P50">check_no_one_start:</text:p>
      <text:p text:style-name="P50">cmp $BUFF_SIZE, %edi</text:p>
      <text:p text:style-name="P50">je end_checking_no_one</text:p>
      <text:p text:style-name="P50"/>
      <text:p text:style-name="P50"><text:soft-page-break/>mov numberOnein(, %edi,1), %bl</text:p>
      <text:p text:style-name="P50">inc %edi</text:p>
      <text:p text:style-name="P50">#znak nowej linii wczytany do bufora = 0x0a czyli 10 w dec</text:p>
      <text:p text:style-name="P50">cmp $10, %bl</text:p>
      <text:p text:style-name="P50">je end_checking_no_one</text:p>
      <text:p text:style-name="P50"/>
      <text:p text:style-name="P50">cmp $48, %bl</text:p>
      <text:p text:style-name="P50">jl wrong_format</text:p>
      <text:p text:style-name="P50">cmp $57, %bl</text:p>
      <text:p text:style-name="P50">jg wrong_format</text:p>
      <text:p text:style-name="P50">jmp check_no_one_start</text:p>
      <text:p text:style-name="P50"/>
      <text:p text:style-name="P50">end_checking_no_one:</text:p>
      <text:p text:style-name="P50">#"Podaje druga liczbe"</text:p>
      <text:p text:style-name="P50">mov $promptSecond_len, %edx</text:p>
      <text:p text:style-name="P50">mov $promptSecond, %ecx</text:p>
      <text:p text:style-name="P50">mov $WRITE, %eax</text:p>
      <text:p text:style-name="P50">mov $STDOUT, %ebx</text:p>
      <text:p text:style-name="P50">int $0x80</text:p>
      <text:p text:style-name="P50"/>
      <text:p text:style-name="P50">#"Wprowadzanie drugiej liczby"</text:p>
      <text:p text:style-name="P50">mov $numberTwoin, %ecx</text:p>
      <text:p text:style-name="P50">mov $BUFF_SIZE, %edx</text:p>
      <text:p text:style-name="P50">mov $READ, %eax</text:p>
      <text:p text:style-name="P50">mov $STDIN, %ebx</text:p>
      <text:p text:style-name="P50">int $0x80</text:p>
      <text:p text:style-name="P50"/>
      <text:p text:style-name="P50">#Sprawdzenie formatu drugiej liczby</text:p>
      <text:p text:style-name="P50">mov $0, %edi</text:p>
      <text:p text:style-name="P50"/>
      <text:p text:style-name="P50">check_no_two_start:</text:p>
      <text:p text:style-name="P50">cmp $BUFF_SIZE, %edi</text:p>
      <text:p text:style-name="P50">je end_checking_no_two</text:p>
      <text:p text:style-name="P50"/>
      <text:p text:style-name="P50">mov numberTwoin(, %edi,1), %bh</text:p>
      <text:p text:style-name="P50">inc %edi</text:p>
      <text:p text:style-name="P50">#znak nowej linii wczytany do bufora = 0x0a czyli 10 w dec</text:p>
      <text:p text:style-name="P50">cmp $10, %bh</text:p>
      <text:p text:style-name="P50">je end_checking_no_two</text:p>
      <text:p text:style-name="P50"/>
      <text:p text:style-name="P50">cmp $48, %bh</text:p>
      <text:p text:style-name="P50">jl wrong_format</text:p>
      <text:p text:style-name="P50">cmp $57, %bh</text:p>
      <text:p text:style-name="P50">jg wrong_format</text:p>
      <text:p text:style-name="P50"/>
      <text:p text:style-name="P50">jmp check_no_two_start</text:p>
      <text:p text:style-name="P50"/>
      <text:p text:style-name="P50">end_checking_no_two:</text:p>
      <text:p text:style-name="P50"/>
      <text:p text:style-name="P50">#"Podane liczby to: "</text:p>
      <text:p text:style-name="P50">mov $sumup_len, %edx</text:p>
      <text:p text:style-name="P50">mov $sumup, %ecx</text:p>
      <text:p text:style-name="P50"><text:soft-page-break/>mov $WRITE, %eax</text:p>
      <text:p text:style-name="P50">mov $STDOUT, %ebx</text:p>
      <text:p text:style-name="P50">int $0x80</text:p>
      <text:p text:style-name="P50"/>
      <text:p text:style-name="P50">#"wypisanie pierwszej liczby "</text:p>
      <text:p text:style-name="P50">mov $BUFF_SIZE, %edx</text:p>
      <text:p text:style-name="P50">mov $numberOnein, %ecx</text:p>
      <text:p text:style-name="P50">mov $WRITE, %eax</text:p>
      <text:p text:style-name="P50">mov $STDOUT, %ebx</text:p>
      <text:p text:style-name="P50">int $0x80</text:p>
      <text:p text:style-name="P50"/>
      <text:p text:style-name="P50">#"wypisanie drugiej liczby "</text:p>
      <text:p text:style-name="P50">mov $BUFF_SIZE, %edx</text:p>
      <text:p text:style-name="P50">mov $numberTwoin, %ecx</text:p>
      <text:p text:style-name="P50">mov $WRITE, %eax</text:p>
      <text:p text:style-name="P50">mov $STDOUT, %ebx</text:p>
      <text:p text:style-name="P50">int $0x80</text:p>
      <text:p text:style-name="P50"/>
      <text:p text:style-name="P50">jmp program_end</text:p>
      <text:p text:style-name="P50"># Wrong format</text:p>
      <text:p text:style-name="P50">wrong_format:</text:p>
      <text:p text:style-name="P50">mov $0, %ecx</text:p>
      <text:p text:style-name="P50">mov $0, %edx</text:p>
      <text:p text:style-name="P50">mov $wrong_format_text_len, %edx</text:p>
      <text:p text:style-name="P50">mov $wrong_format_text, %ecx</text:p>
      <text:p text:style-name="P50">mov $WRITE, %eax</text:p>
      <text:p text:style-name="P50">mov $STDOUT, %ebx</text:p>
      <text:p text:style-name="P50">int $0x80</text:p>
      <text:p text:style-name="P50"/>
      <text:p text:style-name="P50">program_end:</text:p>
      <text:p text:style-name="P50">mov $RETURN, %ebx</text:p>
      <text:p text:style-name="P50">mov $EXIT, %eax</text:p>
      <text:p text:style-name="P50">int $0x80</text:p>
      <text:p text:style-name="P46"/>
      <text:p text:style-name="P46">5. Wejście/wyjście dla programów nr 2 i 3 liczb w bazie 16</text:p>
      <text:p text:style-name="P46"/>
      <text:p text:style-name="P50">Tak jak program nr 4, różnica w sprawdzeniu podanych liczb:</text:p>
      <text:p text:style-name="P50"/>
      <text:p text:style-name="P50">check_no_two_start:</text:p>
      <text:p text:style-name="P50">cmp $BUFF_SIZE, %edi</text:p>
      <text:p text:style-name="P50">je end_checking_no_two</text:p>
      <text:p text:style-name="P50"/>
      <text:p text:style-name="P50">mov numberTwoin(, %edi,1), %bl</text:p>
      <text:p text:style-name="P50">inc %edi</text:p>
      <text:p text:style-name="P50">#znak nowej linii wczytany do bufora = 0x0a czyli 10 w dec</text:p>
      <text:p text:style-name="P50">cmp $10, %bl</text:p>
      <text:p text:style-name="P50">je end_checking_no_two</text:p>
      <text:p text:style-name="P50"/>
      <text:p text:style-name="P50">cmp $48, %bl</text:p>
      <text:p text:style-name="P50">jl wrong_format</text:p>
      <text:p text:style-name="P50">cmp $70, %bl</text:p>
      <text:p text:style-name="P50">jg wrong_format</text:p>
      <text:p text:style-name="P50"><text:soft-page-break/>cmp $57, %bl</text:p>
      <text:p text:style-name="P50">jg check_if_letter_two</text:p>
      <text:p text:style-name="P50">jmp check_no_two_start</text:p>
      <text:p text:style-name="P50"/>
      <text:p text:style-name="P50">check_if_letter_two:</text:p>
      <text:p text:style-name="P50">cmp $65, %bl</text:p>
      <text:p text:style-name="P50">jl wrong_format</text:p>
      <text:p text:style-name="P50">jmp check_no_two_start</text:p>
      <text:p text:style-name="P50"/>
      <text:p text:style-name="P50">end_checking_no_two:</text:p>
      <text:p text:style-name="P50"><text:s/></text:p>
      <text:p text:style-name="P46">6. Program wykorzystujący funkcję printf i scanf – <text:span text:style-name="T23">NASM </text:span><text:span text:style-name="T19">[źródło: „Programming Intel i386 Assembly with NASM”, Y. Hardy] </text:span></text:p>
      <text:p text:style-name="P50"/>
      <text:p text:style-name="P50"><text:span text:style-name="T23">section</text:span> .data</text:p>
      <text:p text:style-name="P50"><text:s text:c="4"/>message1: db "Podaj pierwsza liczbe: ", 0</text:p>
      <text:p text:style-name="P50"><text:s text:c="4"/>message2: db "Podaj druga liczbe: ", 0</text:p>
      <text:p text:style-name="P50"><text:s text:c="4"/>formatin: db "%d", 0</text:p>
      <text:p text:style-name="P50"><text:s text:c="4"/>formatout: db "%d", 10, 0 </text:p>
      <text:p text:style-name="P50"><text:s text:c="4"/>integer1: times 4 db 0 </text:p>
      <text:p text:style-name="P50"><text:s text:c="4"/>integer2: times 4 db 0 </text:p>
      <text:p text:style-name="P51"><text:span text:style-name="T23">section</text:span> .text</text:p>
      <text:p text:style-name="P50"><text:s text:c="3"/>global main </text:p>
      <text:p text:style-name="P50"><text:s text:c="3"/>extern scanf </text:p>
      <text:p text:style-name="P50"><text:s text:c="3"/>extern printf <text:s text:c="4"/></text:p>
      <text:p text:style-name="P50"/>
      <text:p text:style-name="P50">main:</text:p>
      <text:p text:style-name="P50"/>
      <text:p text:style-name="P50"><text:s text:c="3"/>push ebx</text:p>
      <text:p text:style-name="P50"><text:s text:c="3"/>push ecx</text:p>
      <text:p text:style-name="P50"><text:s text:c="3"/>push message1</text:p>
      <text:p text:style-name="P50"><text:s text:c="3"/>call printf</text:p>
      <text:p text:style-name="P50"/>
      <text:p text:style-name="P50"><text:s text:c="3"/>add esp, 4 ; sciaganie argumentow funkcji printf ze stosu</text:p>
      <text:p text:style-name="P50"><text:s text:c="3"/>push integer1 <text:s/></text:p>
      <text:p text:style-name="P50"><text:s text:c="3"/>push formatin</text:p>
      <text:p text:style-name="P50"><text:s text:c="3"/>call scanf</text:p>
      <text:p text:style-name="P50"/>
      <text:p text:style-name="P50"><text:s text:c="3"/>add esp, 8 ; sciaganie argumentow funkcji scanf ze stosu</text:p>
      <text:p text:style-name="P50"><text:s text:c="3"/>push message2</text:p>
      <text:p text:style-name="P50"><text:s text:c="3"/>call printf</text:p>
      <text:p text:style-name="P50"/>
      <text:p text:style-name="P50"><text:s text:c="3"/>add esp, 4<text:tab/>; sciaganie argumentow funkcji printf ze stosu</text:p>
      <text:p text:style-name="P50"><text:s text:c="3"/>push integer2 </text:p>
      <text:p text:style-name="P50"><text:s text:c="3"/>push formatin </text:p>
      <text:p text:style-name="P50"><text:s text:c="3"/>call scanf</text:p>
      <text:p text:style-name="P50"/>
      <text:p text:style-name="P50"><text:s text:c="3"/>add esp, 8 ; sciaganie argumentow funkcji scanf ze stosu</text:p>
      <text:p text:style-name="P50"/>
      <text:p text:style-name="P50"><text:s text:c="3"/>mov ebx, dword [integer1]</text:p>
      <text:p text:style-name="P50"><text:s text:c="3"/>mov ecx, dword [integer2]</text:p>
      <text:p text:style-name="P50"/>
      <text:p text:style-name="P50"><text:soft-page-break/><text:s text:c="3"/>push ebx</text:p>
      <text:p text:style-name="P50"><text:s text:c="3"/>mov ebx, ecx</text:p>
      <text:p text:style-name="P50"><text:s text:c="3"/>push formatout</text:p>
      <text:p text:style-name="P50"><text:s text:c="3"/>call printf <text:s text:c="11"/>; wyswietlanie pierwszej podanej liczby</text:p>
      <text:p text:style-name="P50"><text:s text:c="3"/>add esp, 8 <text:s text:c="5"/></text:p>
      <text:p text:style-name="P50"><text:s text:c="3"/>push ebx</text:p>
      <text:p text:style-name="P50"><text:s text:c="3"/>push formatout</text:p>
      <text:p text:style-name="P50"><text:s text:c="3"/>call printf <text:s text:c="13"/>; wyswietlanie drugiej podanej liczby</text:p>
      <text:p text:style-name="P50"><text:s text:c="3"/>add esp, 8 <text:s text:c="16"/></text:p>
      <text:p text:style-name="P50"><text:s text:c="3"/>pop ecx</text:p>
      <text:p text:style-name="P50"><text:s text:c="3"/>pop ebx ; odzyskiwanie wartości rejestrów</text:p>
      <text:p text:style-name="P50"><text:s text:c="3"/>mov eax, 0 ; poprawne wyjscie z programu</text:p>
      <text:p text:style-name="P50"><text:s text:c="3"/>ret</text:p>
      <text:p text:style-name="P50"/>
      <text:p text:style-name="P47"><text:span text:style-name="T24">7</text:span>. Program wykorzystujący funkcję printf i scanf – <text:span text:style-name="T23">własna implementacja</text:span></text:p>
      <text:p text:style-name="P47"/>
      <text:p text:style-name="P51">.include "stdio.s"</text:p>
      <text:p text:style-name="P51">.bss </text:p>
      <text:p text:style-name="P51">numberOne: .space 4</text:p>
      <text:p text:style-name="P51">numberTwo: .space 4</text:p>
      <text:p text:style-name="P51"/>
      <text:p text:style-name="P51">.data </text:p>
      <text:p text:style-name="P51">promptOne: .ascii "Podaj pierwsza liczbe: \n\0"</text:p>
      <text:p text:style-name="P51">promptTwo: .ascii "Podaj druga liczbe: \n\0"</text:p>
      <text:p text:style-name="P51">promptTwo_len = . - promptTwo</text:p>
      <text:p text:style-name="P51"/>
      <text:p text:style-name="P51">.global _start</text:p>
      <text:p text:style-name="P51">_start:</text:p>
      <text:p text:style-name="P51"/>
      <text:p text:style-name="P51">push $promptOne</text:p>
      <text:p text:style-name="P51">push $promptOne_len</text:p>
      <text:p text:style-name="P51">call printf</text:p>
      <text:p text:style-name="P51">add <text:s/>$8, %esp</text:p>
      <text:p text:style-name="P51"/>
      <text:p text:style-name="P51">push $numberOne</text:p>
      <text:p text:style-name="P51">push $4</text:p>
      <text:p text:style-name="P51">call scanf</text:p>
      <text:p text:style-name="P51">add <text:s/>$8, %esp</text:p>
      <text:p text:style-name="P51"/>
      <text:p text:style-name="P51">push $promptTwo</text:p>
      <text:p text:style-name="P51">push $promptTwo_len</text:p>
      <text:p text:style-name="P51">call printf</text:p>
      <text:p text:style-name="P51">add <text:s/>$8, %esp</text:p>
      <text:p text:style-name="P51"/>
      <text:p text:style-name="P51">push $numberTwo</text:p>
      <text:p text:style-name="P51">push $4</text:p>
      <text:p text:style-name="P51">call scanf</text:p>
      <text:p text:style-name="P51">add <text:s/>$8, %esp</text:p>
      <text:p text:style-name="P51"/>
      <text:p text:style-name="P51">mov $0, %ebx</text:p>
      <text:p text:style-name="P51">mov $1, %eax</text:p>
      <text:p text:style-name="P51">int $0x80</text:p>
      <text:p text:style-name="P51"><text:soft-page-break/></text:p>
      <text:p text:style-name="P48">8. Zawartość pliku stdio.s</text:p>
      <text:p text:style-name="P48"/>
      <text:p text:style-name="P53">.type printf, @function</text:p>
      <text:p text:style-name="P53">printf:</text:p>
      <text:p text:style-name="P53">push %ebp</text:p>
      <text:p text:style-name="P53">mov %esp, %ebp</text:p>
      <text:p text:style-name="P53"/>
      <text:p text:style-name="P53">#"Wypisanie tekstu"</text:p>
      <text:p text:style-name="P53">mov 8(%ebp), %edx</text:p>
      <text:p text:style-name="P53">mov 12(%ebp), %ecx</text:p>
      <text:p text:style-name="P53">mov $4, %eax</text:p>
      <text:p text:style-name="P53">mov $1, %ebx</text:p>
      <text:p text:style-name="P53">int $0x80</text:p>
      <text:p text:style-name="P53"/>
      <text:p text:style-name="P53">mov %ebp, %esp</text:p>
      <text:p text:style-name="P53">pop %ebp</text:p>
      <text:p text:style-name="P53">ret</text:p>
      <text:p text:style-name="P53"/>
      <text:p text:style-name="P53">.type scanf, @function</text:p>
      <text:p text:style-name="P53">scanf:</text:p>
      <text:p text:style-name="P53">push %ebp</text:p>
      <text:p text:style-name="P53">mov %esp, %ebp</text:p>
      <text:p text:style-name="P53"/>
      <text:p text:style-name="P53">#"Pobranie tekstu"</text:p>
      <text:p text:style-name="P53">mov 8(%ebp), %edx</text:p>
      <text:p text:style-name="P53">mov 12(%ebp), %ecx</text:p>
      <text:p text:style-name="P53">mov $3, %eax</text:p>
      <text:p text:style-name="P53">mov $0, %ebx</text:p>
      <text:p text:style-name="P53">int $0x80</text:p>
      <text:p text:style-name="P53"/>
      <text:p text:style-name="P53">mov %ebp, %esp</text:p>
      <text:p text:style-name="P53">pop %ebp</text:p>
      <text:p text:style-name="P53">r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1:19:06.647179628</meta:creation-date>
    <dc:date>2019-04-08T21:52:41.061154935</dc:date>
    <meta:editing-duration>PT5H37M8S</meta:editing-duration>
    <meta:editing-cycles>7</meta:editing-cycles>
    <meta:generator>LibreOffice/6.0.7.3$Linux_X86_64 LibreOffice_project/00m0$Build-3</meta:generator>
    <meta:document-statistic meta:table-count="0" meta:image-count="0" meta:object-count="0" meta:page-count="13" meta:paragraph-count="465" meta:word-count="2443" meta:character-count="16973" meta:non-whitespace-character-count="14667"/>
  </office:meta>
</office:document-meta>
</file>